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607cm" fo:min-width="4.263cm"/>
      <style:paragraph-properties style:writing-mode="lr-tb"/>
    </style:style>
    <style:style style:name="gr2" style:family="graphic" style:parent-style-name="objectwithoutfill">
      <style:graphic-properties svg:stroke-width="0.102cm" draw:marker-start-width="0.356cm" draw:marker-end="Arrow_20_short" draw:marker-end-width="0.61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2.607cm" fo:min-width="4.263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607cm" fo:min-width="2.087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337cm" fo:min-width="2.357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3.877cm" fo:min-width="2.452cm"/>
      <style:paragraph-properties style:writing-mode="lr-tb"/>
    </style:style>
    <style:style style:name="gr7" style:family="graphic" style:parent-style-name="objectwithoutfill">
      <style:graphic-properties svg:stroke-width="0.102cm" draw:marker-start-width="0.356cm" draw:marker-end="" draw:marker-end-width="0.61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ffbf00" draw:marker-start-width="0.356cm" draw:marker-end="" draw:marker-end-width="0.61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385cm" fo:min-width="2.041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385cm" fo:min-width="2.993cm"/>
      <style:paragraph-properties style:writing-mode="lr-tb"/>
    </style:style>
    <style:style style:name="gr11" style:family="graphic" style:parent-style-name="objectwithoutfill">
      <style:graphic-properties svg:stroke-width="0.102cm" svg:stroke-color="#ff0000" draw:marker-start-width="0.356cm" draw:marker-end="" draw:marker-end-width="0.61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svg:stroke-color="#00a933" draw:marker-start-width="0.356cm" draw:marker-end="" draw:marker-end-width="0.61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.385cm" fo:min-width="5.85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385cm" fo:min-width="1.723cm"/>
      <style:paragraph-properties style:writing-mode="lr-tb"/>
    </style:style>
    <style:style style:name="gr15" style:family="graphic" style:parent-style-name="objectwithoutfill">
      <style:graphic-properties svg:stroke-width="0.102cm" svg:stroke-color="#800080" draw:marker-start-width="0.356cm" draw:marker-end="" draw:marker-end-width="0.61cm" draw:fill="none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2.607cm" fo:min-width="5.532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justify" draw:textarea-vertical-align="middle" draw:auto-grow-height="false" fo:min-height="0.385cm" fo:min-width="3.945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 fo:min-height="0.385cm" fo:min-width="2.358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0.385cm" fo:min-width="5.568cm"/>
      <style:paragraph-properties style:writing-mode="lr-tb"/>
    </style:style>
    <style:style style:name="gr20" style:family="graphic" style:parent-style-name="objectwithoutfill">
      <style:graphic-properties svg:stroke-width="0.102cm" svg:stroke-color="#ff8000" draw:marker-start-width="0.356cm" draw:marker-end="" draw:marker-end-width="0.61cm" draw:fill="none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763cm" svg:height="2.857cm" svg:x="34.972cm" svg:y="6.715cm">
          <text:p text:style-name="P1">Zynq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63cm" svg:height="2.857cm" svg:x="41.957cm" svg:y="6.715cm">
          <text:p text:style-name="P1">counter_i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63cm" svg:height="2.857cm" svg:x="41.957cm" svg:y="11.795cm">
          <text:p text:style-name="P1">VIO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9.735cm" svg:y1="7.985cm" svg:x2="41.957cm" svg:y2="7.985cm">
          <text:p/>
        </draw:line>
        <draw:line draw:style-name="gr2" draw:text-style-name="P3" draw:layer="layout" svg:x1="37.195cm" svg:y1="9.572cm" svg:x2="37.195cm" svg:y2="11.795cm">
          <text:p/>
        </draw:line>
        <draw:custom-shape draw:style-name="gr3" draw:text-style-name="P2" draw:layer="layout" svg:width="4.763cm" svg:height="2.857cm" svg:x="7.032cm" svg:y="-8.842cm">
          <text:p text:style-name="P1">uart_r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87cm" svg:height="2.857cm" svg:x="-0.905cm" svg:y="-6.819cm">
          <text:p text:style-name="P1">meta_harde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3cm" svg:height="2.857cm" svg:x="7.032cm" svg:y="-3.444cm">
          <text:p text:style-name="P1">gen_en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3cm" svg:height="2.857cm" svg:x="14.969cm" svg:y="-8.842cm">
          <text:p text:style-name="P1">caracter_detecto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57cm" svg:height="1.587cm" svg:x="21.955cm" svg:y="-3.127cm">
          <text:p text:style-name="P1">and_bi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52cm" svg:height="4.127cm" svg:x="26.94cm" svg:y="-9.794cm">
          <text:p text:style-name="P1">BCD_counter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445cm" svg:y1="-7.572cm" svg:x2="5.445cm" svg:y2="-5.349cm">
          <text:p/>
        </draw:line>
        <draw:line draw:style-name="gr7" draw:text-style-name="P3" draw:layer="layout" svg:x1="1.635cm" svg:y1="-5.349cm" svg:x2="13.382cm" svg:y2="-5.349cm">
          <text:p/>
        </draw:line>
        <draw:line draw:style-name="gr7" draw:text-style-name="P3" draw:layer="layout" svg:x1="5.445cm" svg:y1="-7.572cm" svg:x2="7.032cm" svg:y2="-7.572cm">
          <text:p/>
        </draw:line>
        <draw:line draw:style-name="gr7" draw:text-style-name="P3" draw:layer="layout" svg:x1="5.445cm" svg:y1="-1.857cm" svg:x2="7.032cm" svg:y2="-1.857cm">
          <text:p/>
        </draw:line>
        <draw:line draw:style-name="gr7" draw:text-style-name="P3" draw:layer="layout" svg:x1="5.445cm" svg:y1="-7.571cm" svg:x2="5.445cm" svg:y2="-1.857cm">
          <text:p/>
        </draw:line>
        <draw:line draw:style-name="gr7" draw:text-style-name="P3" draw:layer="layout" svg:x1="13.383cm" svg:y1="-6.302cm" svg:x2="14.97cm" svg:y2="-6.302cm">
          <text:p/>
        </draw:line>
        <draw:line draw:style-name="gr7" draw:text-style-name="P3" draw:layer="layout" svg:x1="13.382cm" svg:y1="-6.302cm" svg:x2="13.382cm" svg:y2="-5.349cm">
          <text:p/>
        </draw:line>
        <draw:line draw:style-name="gr8" draw:text-style-name="P3" draw:layer="layout" svg:x1="11.795cm" svg:y1="-1.857cm" svg:x2="21.955cm" svg:y2="-1.857cm">
          <text:p/>
        </draw:line>
        <draw:line draw:style-name="gr8" draw:text-style-name="P3" draw:layer="layout" svg:x1="20.367cm" svg:y1="-6.619cm" svg:x2="20.367cm" svg:y2="-2.809cm">
          <text:p/>
        </draw:line>
        <draw:line draw:style-name="gr8" draw:text-style-name="P3" draw:layer="layout" svg:x1="19.732cm" svg:y1="-6.619cm" svg:x2="20.367cm" svg:y2="-6.619cm">
          <text:p/>
        </draw:line>
        <draw:line draw:style-name="gr8" draw:text-style-name="P3" draw:layer="layout" svg:x1="20.367cm" svg:y1="-2.809cm" svg:x2="21.954cm" svg:y2="-2.809cm">
          <text:p/>
        </draw:line>
        <draw:line draw:style-name="gr8" draw:text-style-name="P3" draw:layer="layout" svg:x1="24.813cm" svg:y1="-2.492cm" svg:x2="25.447cm" svg:y2="-2.492cm">
          <text:p/>
        </draw:line>
        <draw:line draw:style-name="gr8" draw:text-style-name="P3" draw:layer="layout" svg:x1="25.447cm" svg:y1="-6.302cm" svg:x2="25.447cm" svg:y2="-2.492cm">
          <text:p/>
        </draw:line>
        <draw:line draw:style-name="gr8" draw:text-style-name="P3" draw:layer="layout" svg:x1="25.447cm" svg:y1="-6.302cm" svg:x2="26.94cm" svg:y2="-6.302cm">
          <text:p/>
        </draw:line>
        <draw:line draw:style-name="gr7" draw:text-style-name="P3" draw:layer="layout" svg:x1="-4.08cm" svg:y1="-5.349cm" svg:x2="-0.905cm" svg:y2="-5.349cm">
          <text:p/>
        </draw:line>
        <draw:custom-shape draw:style-name="gr9" draw:text-style-name="P2" draw:layer="layout" svg:width="2.541cm" svg:height="0.635cm" svg:x="-4.397cm" svg:y="-6.184cm">
          <text:p text:style-name="P1">rst_pin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493cm" svg:height="0.635cm" svg:x="1.517cm" svg:y="-6.184cm">
          <text:p text:style-name="P1">rst_clk_rx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-4.08cm" svg:y1="-8.207cm" svg:x2="7.033cm" svg:y2="-8.207cm">
          <text:p/>
        </draw:line>
        <draw:custom-shape draw:style-name="gr9" draw:text-style-name="P2" draw:layer="layout" svg:width="2.541cm" svg:height="0.635cm" svg:x="-4.397cm" svg:y="-9.042cm">
          <text:p text:style-name="P1">clk_pin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-2.567cm" svg:y1="-6.302cm" svg:x2="-0.98cm" svg:y2="-6.302cm">
          <text:p/>
        </draw:line>
        <draw:line draw:style-name="gr11" draw:text-style-name="P3" draw:layer="layout" svg:x1="-2.568cm" svg:y1="-8.207cm" svg:x2="-2.567cm" svg:y2="-6.302cm">
          <text:p/>
        </draw:line>
        <draw:line draw:style-name="gr11" draw:text-style-name="P3" draw:layer="layout" svg:x1="4.81cm" svg:y1="-9.477cm" svg:x2="4.81cm" svg:y2="-1.539cm">
          <text:p/>
        </draw:line>
        <draw:line draw:style-name="gr11" draw:text-style-name="P3" draw:layer="layout" svg:x1="4.81cm" svg:y1="-1.539cm" svg:x2="7.032cm" svg:y2="-1.539cm">
          <text:p/>
        </draw:line>
        <draw:line draw:style-name="gr12" draw:text-style-name="P3" draw:layer="layout" svg:x1="11.795cm" svg:y1="-8.207cm" svg:x2="14.97cm" svg:y2="-8.207cm">
          <text:p/>
        </draw:line>
        <draw:line draw:style-name="gr7" draw:text-style-name="P3" draw:layer="layout" svg:x1="11.795cm" svg:y1="-6.806cm" svg:x2="14.97cm" svg:y2="-6.806cm">
          <text:p/>
        </draw:line>
        <draw:line draw:style-name="gr12" draw:text-style-name="P3" draw:layer="layout" svg:x1="19.732cm" svg:y1="-7.889cm" svg:x2="26.94cm" svg:y2="-7.889cm">
          <text:p/>
        </draw:line>
        <draw:line draw:style-name="gr12" draw:text-style-name="P3" draw:layer="layout" svg:x1="19.732cm" svg:y1="-7.254cm" svg:x2="26.94cm" svg:y2="-7.254cm">
          <text:p/>
        </draw:line>
        <draw:line draw:style-name="gr11" draw:text-style-name="P3" draw:layer="layout" svg:x1="4.81cm" svg:y1="-9.477cm" svg:x2="26.94cm" svg:y2="-9.477cm">
          <text:p/>
        </draw:line>
        <draw:custom-shape draw:style-name="gr10" draw:text-style-name="P2" draw:layer="layout" svg:width="3.493cm" svg:height="0.635cm" svg:x="11.477cm" svg:y="-7.572cm">
          <text:p text:style-name="P1">rdy_data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493cm" svg:height="0.635cm" svg:x="19.097cm" svg:y="-8.524cm">
          <text:p text:style-name="P1">reset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493cm" svg:height="0.635cm" svg:x="19.732cm" svg:y="-6.619cm">
          <text:p text:style-name="P1">detect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35cm" svg:height="0.635cm" svg:x="11.795cm" svg:y="-2.492cm">
          <text:p text:style-name="P1">ena_frecuencia_1hz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493cm" svg:height="0.635cm" svg:x="24.447cm" svg:y="-6.937cm">
          <text:p text:style-name="P1">ena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223cm" svg:height="0.635cm" svg:x="11.477cm" svg:y="-8.842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493cm" svg:height="0.635cm" svg:x="19.697cm" svg:y="-7.889cm">
          <text:p text:style-name="P1">up_down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5.287cm" svg:y1="-9.477cm" svg:x2="15.287cm" svg:y2="-8.842cm">
          <text:p/>
        </draw:line>
        <draw:line draw:style-name="gr15" draw:text-style-name="P3" draw:layer="layout" svg:x1="0.365cm" svg:y1="-8.525cm" svg:x2="7.032cm" svg:y2="-8.525cm">
          <text:p/>
        </draw:line>
        <draw:custom-shape draw:style-name="gr9" draw:text-style-name="P2" draw:layer="layout" svg:width="2.541cm" svg:height="0.635cm" svg:x="0.046cm" svg:y="-9.16cm">
          <text:p text:style-name="P1">rx_pin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9.893cm" svg:y1="-8.842cm" svg:x2="31.48cm" svg:y2="-8.842cm">
          <text:p/>
        </draw:line>
        <draw:custom-shape draw:style-name="gr10" draw:text-style-name="P2" draw:layer="layout" svg:width="3.493cm" svg:height="0.635cm" svg:x="29.257cm" svg:y="-9.477cm">
          <text:p text:style-name="P1">coun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87cm" svg:height="2.857cm" svg:x="5.98cm" svg:y="28.623cm">
          <text:p text:style-name="P1">meta_harde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3cm" svg:height="2.857cm" svg:x="12.429cm" svg:y="28.623cm">
          <text:p text:style-name="P1">gen_ena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6.032cm" svg:height="2.857cm" svg:x="14.335cm" svg:y="23.542cm">
          <text:p text:style-name="P1">caracter_detecto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57cm" svg:height="1.587cm" svg:x="22.59cm" svg:y="29.257cm">
          <text:p text:style-name="P1">and_bi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52cm" svg:height="4.127cm" svg:x="27.575cm" svg:y="22.59cm">
          <text:p text:style-name="P1">BCD_counter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842cm" svg:y1="26.083cm" svg:x2="14.335cm" svg:y2="26.083cm">
          <text:p/>
        </draw:line>
        <draw:line draw:style-name="gr7" draw:text-style-name="P3" draw:layer="layout" svg:x1="8.62cm" svg:y1="30.21cm" svg:x2="12.429cm" svg:y2="30.21cm">
          <text:p/>
        </draw:line>
        <draw:line draw:style-name="gr7" draw:text-style-name="P3" draw:layer="layout" svg:x1="10.842cm" svg:y1="26.083cm" svg:x2="10.842cm" svg:y2="30.209cm">
          <text:p/>
        </draw:line>
        <draw:line draw:style-name="gr8" draw:text-style-name="P3" draw:layer="layout" svg:x1="17.192cm" svg:y1="30.528cm" svg:x2="22.59cm" svg:y2="30.527cm">
          <text:p/>
        </draw:line>
        <draw:line draw:style-name="gr8" draw:text-style-name="P3" draw:layer="layout" svg:x1="21.002cm" svg:y1="25.765cm" svg:x2="21.002cm" svg:y2="29.575cm">
          <text:p/>
        </draw:line>
        <draw:line draw:style-name="gr8" draw:text-style-name="P3" draw:layer="layout" svg:x1="20.367cm" svg:y1="25.765cm" svg:x2="21.002cm" svg:y2="25.765cm">
          <text:p/>
        </draw:line>
        <draw:line draw:style-name="gr8" draw:text-style-name="P3" draw:layer="layout" svg:x1="21.002cm" svg:y1="29.575cm" svg:x2="22.589cm" svg:y2="29.575cm">
          <text:p/>
        </draw:line>
        <draw:line draw:style-name="gr8" draw:text-style-name="P3" draw:layer="layout" svg:x1="25.448cm" svg:y1="29.892cm" svg:x2="26.082cm" svg:y2="29.892cm">
          <text:p/>
        </draw:line>
        <draw:line draw:style-name="gr8" draw:text-style-name="P3" draw:layer="layout" svg:x1="26.082cm" svg:y1="26.082cm" svg:x2="26.082cm" svg:y2="29.892cm">
          <text:p/>
        </draw:line>
        <draw:line draw:style-name="gr8" draw:text-style-name="P3" draw:layer="layout" svg:x1="26.082cm" svg:y1="26.082cm" svg:x2="27.575cm" svg:y2="26.082cm">
          <text:p/>
        </draw:line>
        <draw:line draw:style-name="gr7" draw:text-style-name="P3" draw:layer="layout" svg:x1="1.1cm" svg:y1="30.21cm" svg:x2="5.862cm" svg:y2="30.21cm">
          <text:p/>
        </draw:line>
        <draw:custom-shape draw:style-name="gr9" draw:text-style-name="P2" draw:layer="layout" svg:width="2.541cm" svg:height="0.635cm" svg:x="0.682cm" svg:y="29.375cm">
          <text:p text:style-name="P1">rst_in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493cm" svg:height="0.635cm" svg:x="7.715cm" svg:y="29.375cm">
          <text:p text:style-name="P1">rst_o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cm" svg:y1="22.908cm" svg:x2="7.35cm" svg:y2="22.908cm">
          <text:p/>
        </draw:line>
        <draw:custom-shape draw:style-name="gr9" draw:text-style-name="P2" draw:layer="layout" svg:width="2.541cm" svg:height="0.635cm" svg:x="0.699cm" svg:y="22.073cm">
          <text:p text:style-name="P1">clk_in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1" draw:text-style-name="P3" draw:layer="layout" svg:x1="4.975cm" svg:y1="29.258cm" svg:x2="5.927cm" svg:y2="29.257cm">
          <text:p/>
        </draw:line>
        <draw:line draw:style-name="gr11" draw:text-style-name="P3" draw:layer="layout" svg:x1="4.975cm" svg:y1="22.908cm" svg:x2="4.975cm" svg:y2="29.258cm">
          <text:p/>
        </draw:line>
        <draw:line draw:style-name="gr11" draw:text-style-name="P3" draw:layer="layout" svg:x1="10.207cm" svg:y1="22.908cm" svg:x2="10.207cm" svg:y2="30.846cm">
          <text:p/>
        </draw:line>
        <draw:line draw:style-name="gr11" draw:text-style-name="P3" draw:layer="layout" svg:x1="10.207cm" svg:y1="30.845cm" svg:x2="12.429cm" svg:y2="30.845cm">
          <text:p/>
        </draw:line>
        <draw:line draw:style-name="gr12" draw:text-style-name="P3" draw:layer="layout" svg:x1="1cm" svg:y1="24.178cm" svg:x2="14.335cm" svg:y2="24.178cm">
          <text:p/>
        </draw:line>
        <draw:line draw:style-name="gr12" draw:text-style-name="P3" draw:layer="layout" svg:x1="20.367cm" svg:y1="24.295cm" svg:x2="27.575cm" svg:y2="24.295cm">
          <text:p/>
        </draw:line>
        <draw:line draw:style-name="gr12" draw:text-style-name="P3" draw:layer="layout" svg:x1="20.367cm" svg:y1="25.23cm" svg:x2="27.575cm" svg:y2="25.23cm">
          <text:p/>
        </draw:line>
        <draw:line draw:style-name="gr11" draw:text-style-name="P3" draw:layer="layout" svg:x1="5.445cm" svg:y1="22.907cm" svg:x2="27.575cm" svg:y2="22.907cm">
          <text:p/>
        </draw:line>
        <draw:custom-shape draw:style-name="gr17" draw:text-style-name="P2" draw:layer="layout" svg:width="4.445cm" svg:height="0.635cm" svg:x="0.682cm" svg:y="24.813cm">
          <text:p text:style-name="P1">valid_data_in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493cm" svg:height="0.635cm" svg:x="20.367cm" svg:y="23.46cm">
          <text:p text:style-name="P1">rst_o_s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493cm" svg:height="0.635cm" svg:x="20.367cm" svg:y="25.765cm">
          <text:p text:style-name="P1">a_i_s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858cm" svg:height="0.635cm" svg:x="0.682cm" svg:y="23.343cm">
          <text:p text:style-name="P1">data_in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6.068cm" svg:height="0.635cm" svg:x="19.932cm" svg:y="24.395cm">
          <text:p text:style-name="P1">up_down_o_s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5.922cm" svg:y1="22.907cm" svg:x2="15.922cm" svg:y2="23.542cm">
          <text:p/>
        </draw:line>
        <draw:line draw:style-name="gr7" draw:text-style-name="P3" draw:layer="layout" svg:x1="30.528cm" svg:y1="23.542cm" svg:x2="32.115cm" svg:y2="23.542cm">
          <text:p/>
        </draw:line>
        <draw:custom-shape draw:style-name="gr10" draw:text-style-name="P2" draw:layer="layout" svg:width="3.493cm" svg:height="0.635cm" svg:x="30.092cm" svg:y="22.489cm">
          <text:p text:style-name="P1">count_o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1cm" svg:y1="25.765cm" svg:x2="14.335cm" svg:y2="25.765cm">
          <text:p/>
        </draw:line>
        <draw:frame draw:style-name="gr21" draw:text-style-name="P4" draw:layer="layout" svg:width="2.013cm" svg:height="0.963cm" svg:x="17.302cm" svg:y="29.575cm">
          <draw:text-box>
            <text:p>b_i_s</text:p>
          </draw:text-box>
        </draw:frame>
        <draw:frame draw:style-name="gr21" draw:text-style-name="P4" draw:layer="layout" svg:width="3.423cm" svg:height="0.963cm" svg:x="26.152cm" svg:y="28.94cm">
          <draw:text-box>
            <text:p>result_o_s</text:p>
          </draw:text-box>
        </draw:frame>
        <draw:custom-shape draw:style-name="gr1" draw:text-style-name="P2" draw:layer="layout" svg:width="4.763cm" svg:height="2.857cm" svg:x="34.972cm" svg:y="11.795cm">
          <text:p text:style-name="P1">Uar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4.18cm" svg:y1="9.572cm" svg:x2="44.18cm" svg:y2="11.79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2T17:21:40.976019229</meta:creation-date>
    <dc:date>2024-10-04T10:42:16.825277208</dc:date>
    <meta:editing-duration>PT2H18M8S</meta:editing-duration>
    <meta:editing-cycles>10</meta:editing-cycles>
    <meta:generator>LibreOffice/7.3.7.2$Linux_X86_64 LibreOffice_project/30$Build-2</meta:generator>
    <meta:document-statistic meta:object-count="92"/>
  </office:meta>
</office:document-meta>
</file>